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4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7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9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5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8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5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9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0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1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3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4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5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96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7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8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9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0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101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102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103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04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05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6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7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8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9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10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11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12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13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14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15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16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style:style style:name="T40" style:family="text">
      <style:text-properties officeooo:rsid="007db530"/>
    </style:style>
    <style:style style:name="T41" style:family="text">
      <style:text-properties officeooo:rsid="007ea6fd"/>
    </style:style>
    <style:style style:name="T42" style:family="text">
      <style:text-properties officeooo:rsid="007f90ee"/>
    </style:style>
    <style:style style:name="T43" style:family="text">
      <style:text-properties officeooo:rsid="007ff476"/>
    </style:style>
    <style:style style:name="T44" style:family="text">
      <style:text-properties officeooo:rsid="00818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820724408940402477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3791822762502125714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64527070560679" text:continue-list="list4820724408940402477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905924988871481414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64525903556771" text:continue-list="list164527070560679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466540842977116949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1833039002150888547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64526314934263" text:continue-list="list466540842977116949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7794737051376581936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64525971838945" text:continue-list="list164526314934263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4820964980689864068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5096577948405710803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64526537759829" text:continue-list="list4820964980689864068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1520200564755562439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64526012163354" text:continue-list="list164526537759829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6738432323667459457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20671088910646968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64525767474318" text:continue-list="list6738432323667459457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6305886090391931417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64526943509084" text:continue-list="list164525767474318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898378858713070858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5484795938089830519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64526891447484" text:continue-list="list1898378858713070858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349065408044396281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6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64526366940401" text:continue-list="list164526891447484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7547077689405488218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8392516835689074225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64525639627151" text:continue-list="list7547077689405488218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3270929616578576625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7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64525679926814" text:continue-list="list164525639627151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4280388092368694592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81894606616589556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64525557965753" text:continue-list="list4280388092368694592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126597307441666044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8">The world on horseback: creuar muntanyes pel nord-&gt; txt quote genghis khan</text:p>
            </text:list-item>
          </text:list>
        </text:list-item>
      </text:list>
      <text:list xml:id="list164527593280777" text:continue-list="list164525557965753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1911496590145089391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8139329551383002746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64527419621601" text:continue-list="list1911496590145089391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8322553410838149943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9">Ice and fire: 10 eps → img igloo</text:p>
            </text:list-item>
          </text:list>
        </text:list-item>
      </text:list>
      <text:list xml:id="list164527116430767" text:continue-list="list164527419621601" text:style-name="L22">
        <text:list-header>
          <text:p text:style-name="P36"/>
        </text:list-header>
        <text:list-item>
          <text:p text:style-name="P36">Story:</text:p>
        </text:list-item>
      </text:list>
      <text:list xml:id="list829888476578157358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5087048187548254497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4372038271522871896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64526488869229" text:continue-list="list5087048187548254497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3173711138855887646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64527317681228" text:continue-list="list164526488869229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3167814586703399582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64526733518991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0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783871876842552124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64526307029537" text:continue-list="list164526733518991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4784357271882859301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64527629839174" text:continue-list="list164526307029537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4878234474671962633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236137432530601877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64526131142190" text:continue-list="list4878234474671962633" text:style-name="L32">
        <text:list-header>
          <text:p text:style-name="P48"/>
        </text:list-header>
        <text:list-item>
          <text:p text:style-name="P48">Achievements: <text:s/>→<text:span text:style-name="T40"> coses de obsidiana I altres minerals?</text:span></text:p>
        </text:list-item>
      </text:list>
      <text:list xml:id="list6738717053202418902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64526155141765" text:continue-list="list164526131142190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3104572284510159028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1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2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1200037735271108424" text:style-name="L36">
        <text:list-item>
          <text:list>
            <text:list-item>
              <text:p text:style-name="P53">Resources </text:p>
            </text:list-item>
            <text:list-item>
              <text:p text:style-name="P93">Dispersal</text:p>
            </text:list-item>
          </text:list>
        </text:list-item>
      </text:list>
      <text:list xml:id="list164527464472017" text:continue-list="list3104572284510159028" text:style-name="L35">
        <text:list-header>
          <text:p text:style-name="P52"/>
        </text:list-header>
        <text:list-item>
          <text:p text:style-name="P52">Achievements: →<text:span text:style-name="T40"> carrying capacity</text:span></text:p>
        </text:list-item>
      </text:list>
      <text:list xml:id="list4440770962121776852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16"><text:span text:style-name="T19">Perfection 12</text:span> : Perfect →<text:span text:style-name="T23"> txt sky burials</text:span></text:p>
            </text:list-item>
            <text:list-item>
              <text:p text:style-name="P94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64525802106340" text:continue-list="list164527464472017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6325160563258738163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2249794750018764376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64526144971048" text:continue-list="list6325160563258738163" text:style-name="L38">
        <text:list-item>
          <text:p text:style-name="P55"/>
        </text:list-item>
        <text:list-item>
          <text:p text:style-name="P55">Achievements: →<text:span text:style-name="T41"> trade</text:span></text:p>
        </text:list-item>
      </text:list>
      <text:list xml:id="list5840749018280129992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64527647868277" text:continue-list="list164526144971048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6952083177061937823" text:style-name="L41">
        <text:list-item>
          <text:p text:style-name="P95">Aconseguir un recurs tot i tenir exploitation per influència o ara bé per aniquilació dels competidors.</text:p>
          <text:p text:style-name="P59"/>
        </text:list-item>
        <text:list-item>
          <text:p text:style-name="P59">Atributs:</text:p>
          <text:list>
            <text:list-item>
              <text:p text:style-name="P96">Mobility</text:p>
            </text:list-item>
            <text:list-item>
              <text:p text:style-name="P59">Warfare</text:p>
            </text:list-item>
            <text:list-item>
              <text:p text:style-name="P97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98">Mobilitat (àrea)</text:p>
            </text:list-item>
            <text:list-item>
              <text:p text:style-name="P97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8761488732962816727" text:style-name="L42">
        <text:list-item>
          <text:list>
            <text:list-item>
              <text:p text:style-name="P60">Resources <text:span text:style-name="T34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64527622734742" text:continue-list="list6952083177061937823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6663852499588384409" text:style-name="L43">
        <text:list-item>
          <text:list>
            <text:list-item>
              <text:p text:style-name="P62">?? : Success -&gt; Dibuix</text:p>
            </text:list-item>
            <text:list-item>
              <text:p text:style-name="P63"><text:span text:style-name="T19">Perfection 14</text:span> : Perfect -&gt; ??</text:p>
            </text:list-item>
            <text:list-item>
              <text:p text:style-name="P62">??</text:p>
            </text:list-item>
          </text:list>
        </text:list-item>
      </text:list>
      <text:list xml:id="list164526833153941" text:continue-list="list164527622734742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4509388825671875273" text:style-name="L44">
        <text:list-item>
          <text:p text:style-name="P64">Agafar fusta i canviar-lo per metalls a on hi ha una altra població mitjançant trade</text:p>
          <text:p text:style-name="P64"/>
        </text:list-item>
        <text:list-item>
          <text:p text:style-name="P64">Atributs: </text:p>
          <text:list>
            <text:list-item>
              <text:p text:style-name="P64">Trade</text:p>
            </text:list-item>
            <text:list-item>
              <text:p text:style-name="P99">Exploitation</text:p>
            </text:list-item>
            <text:list-item>
              <text:p text:style-name="P100">Technology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101">Mobility (àrea)</text:p>
            </text:list-item>
            <text:list-item>
              <text:p text:style-name="P102">Reproduction (global)</text:p>
            </text:list-item>
          </text:list>
        </text:list-item>
      </text:list>
      <text:h text:style-name="Heading_20_4" text:outline-level="4"/>
      <text:list xml:id="list164527182581154" text:continue-numbering="true" text:style-name="L44">
        <text:list-item>
          <text:p text:style-name="P64">Goals:</text:p>
        </text:list-item>
      </text:list>
      <text:list xml:id="list7132180784398434469" text:style-name="L45">
        <text:list-item>
          <text:list>
            <text:list-item>
              <text:p text:style-name="P65">Resources <text:span text:style-name="T34">(wood)</text:span></text:p>
            </text:list-item>
            <text:list-item>
              <text:p text:style-name="P66">Resources <text:s/><text:span text:style-name="T34">(mineral)</text:span></text:p>
            </text:list-item>
          </text:list>
        </text:list-item>
      </text:list>
      <text:list xml:id="list164525832197407" text:continue-list="list164527182581154" text:style-name="L44">
        <text:list-header>
          <text:p text:style-name="P64"/>
        </text:list-header>
        <text:list-item>
          <text:p text:style-name="P64">Achievements:</text:p>
        </text:list-item>
      </text:list>
      <text:list xml:id="list1025366863938713535" text:style-name="L46">
        <text:list-item>
          <text:list>
            <text:list-item>
              <text:p text:style-name="P67">?? : Success -&gt; Dibuix</text:p>
            </text:list-item>
            <text:list-item>
              <text:p text:style-name="P68"><text:span text:style-name="T19">Perfection 15</text:span> : Perfect -&gt; ??</text:p>
            </text:list-item>
            <text:list-item>
              <text:p text:style-name="P67">??</text:p>
            </text:list-item>
          </text:list>
        </text:list-item>
      </text:list>
      <text:list xml:id="list164527180846984" text:continue-list="list164525832197407" text:style-name="L44">
        <text:list-header>
          <text:p text:style-name="P64"/>
        </text:list-header>
        <text:list-item>
          <text:p text:style-name="P64">Story:</text:p>
          <text:list>
            <text:list-item>
              <text:p text:style-name="P64">Dibu: Escena d'agricultura →<text:span text:style-name="T44"> Escena artística?</text:span></text:p>
            </text:list-item>
            <text:list-item>
              <text:p text:style-name="P64">Contingut: </text:p>
            </text:list-item>
            <text:list-item>
              <text:p text:style-name="P64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7457742739641561957" text:style-name="L47">
        <text:list-item>
          <text:p text:style-name="P69">Transformar una zona àrida en una de ben cultivada</text:p>
          <text:p text:style-name="P69"/>
        </text:list-item>
        <text:list-item>
          <text:p text:style-name="P69">Atributs:</text:p>
          <text:list>
            <text:list-item>
              <text:p text:style-name="P69">Terraforming</text:p>
            </text:list-item>
            <text:list-item>
              <text:p text:style-name="P69">Technology</text:p>
            </text:list-item>
            <text:list-item>
              <text:p text:style-name="P69">Mobility</text:p>
            </text:list-item>
          </text:list>
          <text:p text:style-name="P69"/>
        </text:list-item>
        <text:list-item>
          <text:p text:style-name="P69">Poders:</text:p>
          <text:list>
            <text:list-item>
              <text:p text:style-name="P69">Reproduction <text:span text:style-name="T30">(global)</text:span></text:p>
            </text:list-item>
            <text:list-item>
              <text:p text:style-name="P69">Resistance <text:span text:style-name="T30">(àrea)</text:span></text:p>
            </text:list-item>
          </text:list>
          <text:p text:style-name="P69"/>
        </text:list-item>
        <text:list-item>
          <text:p text:style-name="P69">Goals:</text:p>
        </text:list-item>
      </text:list>
      <text:list xml:id="list7026286276918604821" text:style-name="L48">
        <text:list-item>
          <text:list>
            <text:list-item>
              <text:p text:style-name="P70">Dispersal</text:p>
            </text:list-item>
            <text:list-item>
              <text:p text:style-name="P70">Population</text:p>
            </text:list-item>
          </text:list>
        </text:list-item>
      </text:list>
      <text:list xml:id="list164526372436072" text:continue-list="list7457742739641561957" text:style-name="L47">
        <text:list-header>
          <text:p text:style-name="P69"/>
        </text:list-header>
        <text:list-item>
          <text:p text:style-name="P69">Achievements:</text:p>
        </text:list-item>
      </text:list>
      <text:list xml:id="list1250163726753128886" text:style-name="L49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6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64526226018020" text:continue-list="list164526372436072" text:style-name="L47">
        <text:list-header>
          <text:p text:style-name="P69"/>
        </text:list-header>
        <text:list-item>
          <text:p text:style-name="P69">Story:</text:p>
          <text:list>
            <text:list-item>
              <text:p text:style-name="P69">Dibu: Escena de pesca</text:p>
            </text:list-item>
            <text:list-item>
              <text:p text:style-name="P69">Contingut: </text:p>
            </text:list-item>
            <text:list-item>
              <text:p text:style-name="P69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4213183939238682049" text:style-name="L50">
        <text:list-item>
          <text:p text:style-name="P73">Expandir una població mitjançant terraforming mentre es recolecta un recurs (cal evitar sobreexplotació)</text:p>
          <text:p text:style-name="P73"/>
        </text:list-item>
        <text:list-item>
          <text:p text:style-name="P73">Atributs:</text:p>
          <text:list>
            <text:list-item>
              <text:p text:style-name="P73">Terraform</text:p>
            </text:list-item>
            <text:list-item>
              <text:p text:style-name="P73">Exploitation</text:p>
            </text:list-item>
            <text:list-item>
              <text:p text:style-name="P103">Resistance</text:p>
            </text:list-item>
          </text:list>
          <text:p text:style-name="P73"/>
        </text:list-item>
        <text:list-item>
          <text:p text:style-name="P73">Poders:</text:p>
          <text:list>
            <text:list-item>
              <text:p text:style-name="P73"><text:span text:style-name="T36">Reproduction</text:span> <text:span text:style-name="T30">(global)</text:span></text:p>
            </text:list-item>
            <text:list-item>
              <text:p text:style-name="P73"><text:span text:style-name="T35">Mobility</text:span> <text:span text:style-name="T30">(àrea)</text:span></text:p>
            </text:list-item>
          </text:list>
          <text:p text:style-name="P73"/>
        </text:list-item>
        <text:list-item>
          <text:p text:style-name="P73">Goals:</text:p>
        </text:list-item>
      </text:list>
      <text:list xml:id="list7167026435245121358" text:style-name="L51">
        <text:list-item>
          <text:list>
            <text:list-item>
              <text:p text:style-name="P75">Population</text:p>
            </text:list-item>
            <text:list-item>
              <text:p text:style-name="P75">Dispersal</text:p>
            </text:list-item>
            <text:list-item>
              <text:p text:style-name="P75">Resources</text:p>
            </text:list-item>
          </text:list>
        </text:list-item>
      </text:list>
      <text:list xml:id="list164527603397741" text:continue-list="list4213183939238682049" text:style-name="L50">
        <text:list-header>
          <text:p text:style-name="P73"/>
        </text:list-header>
        <text:list-item>
          <text:p text:style-name="P73">Achievements:</text:p>
        </text:list-item>
      </text:list>
      <text:list xml:id="list672059781533871904" text:style-name="L52">
        <text:list-item>
          <text:list>
            <text:list-item>
              <text:p text:style-name="P76">?? : Success -&gt; Dibuix</text:p>
            </text:list-item>
            <text:list-item>
              <text:p text:style-name="P77"><text:span text:style-name="T19">Perfection 17</text:span> : Perfect-<text:span text:style-name="T20">&gt; img miners de sulfur a java</text:span></text:p>
            </text:list-item>
            <text:list-item>
              <text:p text:style-name="P77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64526369790182" text:continue-list="list164527603397741" text:style-name="L50">
        <text:list-header>
          <text:p text:style-name="P73"/>
        </text:list-header>
        <text:list-item>
          <text:p text:style-name="P73">Story:</text:p>
          <text:list>
            <text:list-item>
              <text:p text:style-name="P74">Dibu: Ciutat al fons, i nau a la dreta</text:p>
            </text:list-item>
            <text:list-item>
              <text:p text:style-name="P73">Contingut: </text:p>
            </text:list-item>
            <text:list-item>
              <text:p text:style-name="P73">Text: "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5384883735517361161" text:style-name="L53">
        <text:list-item>
          <text:p text:style-name="P78">Expandir una població mitjançant terraforming mentre es competeix per un recurs amb una altra cultura</text:p>
          <text:p text:style-name="P78"/>
        </text:list-item>
        <text:list-item>
          <text:p text:style-name="P78">Atributs:</text:p>
          <text:list>
            <text:list-item>
              <text:p text:style-name="P104">Technology</text:p>
            </text:list-item>
            <text:list-item>
              <text:p text:style-name="P105">Reproduction</text:p>
            </text:list-item>
            <text:list-item>
              <text:p text:style-name="P78">Trade</text:p>
            </text:list-item>
          </text:list>
          <text:p text:style-name="P78"/>
        </text:list-item>
        <text:list-item>
          <text:p text:style-name="P78">Poders:</text:p>
          <text:list>
            <text:list-item>
              <text:p text:style-name="P78">Warfare <text:span text:style-name="T30">(global)</text:span></text:p>
            </text:list-item>
            <text:list-item>
              <text:p text:style-name="P106"><text:span text:style-name="T37">Influence </text:span>(<text:span text:style-name="T37">global</text:span>)</text:p>
            </text:list-item>
          </text:list>
          <text:p text:style-name="P78"/>
        </text:list-item>
        <text:list-item>
          <text:p text:style-name="P78">Goals:</text:p>
        </text:list-item>
      </text:list>
      <text:list xml:id="list3825819077936077643" text:style-name="L54">
        <text:list-item>
          <text:list>
            <text:list-item>
              <text:p text:style-name="P79">Population</text:p>
            </text:list-item>
            <text:list-item>
              <text:p text:style-name="P79">Resources</text:p>
            </text:list-item>
            <text:list-item>
              <text:p text:style-name="P79">Resources</text:p>
            </text:list-item>
          </text:list>
        </text:list-item>
      </text:list>
      <text:list xml:id="list164526393714051" text:continue-list="list5384883735517361161" text:style-name="L53">
        <text:list-header>
          <text:p text:style-name="P78"/>
        </text:list-header>
        <text:list-item>
          <text:p text:style-name="P78">Achievements:</text:p>
        </text:list-item>
      </text:list>
      <text:list xml:id="list444561660112964460" text:style-name="L55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64526097137122" text:continue-list="list164526393714051" text:style-name="L53">
        <text:list-header>
          <text:p text:style-name="P78"/>
        </text:list-header>
        <text:list-item>
          <text:p text:style-name="P78">Story:</text:p>
          <text:list>
            <text:list-item>
              <text:p text:style-name="P78">Dibu: Escena d'intercanvi entre animals i un carro</text:p>
            </text:list-item>
            <text:list-item>
              <text:p text:style-name="P78">Contingut: </text:p>
            </text:list-item>
            <text:list-item>
              <text:p text:style-name="P78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51616275836172431" text:style-name="L56">
        <text:list-item>
          <text:p text:style-name="P107">Aconseguir suficient població per destruïr l'altra població</text:p>
          <text:p text:style-name="P81"/>
        </text:list-item>
        <text:list-item>
          <text:p text:style-name="P81">Atributs:</text:p>
          <text:list>
            <text:list-item>
              <text:p text:style-name="P81">Terraform</text:p>
            </text:list-item>
            <text:list-item>
              <text:p text:style-name="P109">Technology</text:p>
            </text:list-item>
            <text:list-item>
              <text:p text:style-name="P107">Warfar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<text:span text:style-name="T31">Reproduction</text:span> <text:span text:style-name="T30">(global)</text:span></text:p>
            </text:list-item>
            <text:list-item>
              <text:p text:style-name="P81">Mobility <text:span text:style-name="T30">(àrea)</text:span>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3645869475472500763" text:style-name="L57">
        <text:list-item>
          <text:list>
            <text:list-item>
              <text:p text:style-name="P108">Population</text:p>
            </text:list-item>
            <text:list-item>
              <text:p text:style-name="P113">Dispersal</text:p>
            </text:list-item>
          </text:list>
        </text:list-item>
      </text:list>
      <text:list xml:id="list164527325424404" text:continue-list="list51616275836172431" text:style-name="L56">
        <text:list-header>
          <text:p text:style-name="P81"/>
        </text:list-header>
        <text:list-item>
          <text:p text:style-name="P81">Achievements: →<text:span text:style-name="T43"> colapses I coses</text:span></text:p>
        </text:list-item>
      </text:list>
      <text:list xml:id="list2154454491979717025" text:style-name="L58">
        <text:list-item>
          <text:list>
            <text:list-item>
              <text:p text:style-name="P82">?? : Success -&gt; Dibuix</text:p>
            </text:list-item>
            <text:list-item>
              <text:p text:style-name="P82">?? : Perfect -&gt; ??</text:p>
            </text:list-item>
            <text:list-item>
              <text:p text:style-name="P82">??</text:p>
            </text:list-item>
          </text:list>
        </text:list-item>
      </text:list>
      <text:list xml:id="list164527288430449" text:continue-list="list164527325424404" text:style-name="L56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<text:span text:style-name="T31">Escena de guerra</text:span>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5174011718310387162" text:style-name="L59">
        <text:list-item>
          <text:p text:style-name="P110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3">Atributs:</text:p>
          <text:list>
            <text:list-item>
              <text:p text:style-name="P114">Mobility</text:p>
            </text:list-item>
            <text:list-item>
              <text:p text:style-name="P110">Technology</text:p>
            </text:list-item>
            <text:list-item>
              <text:p text:style-name="P110">Resistance</text:p>
            </text:list-item>
          </text:list>
        </text:list-item>
        <text:list-item>
          <text:p text:style-name="P83">Poders:</text:p>
          <text:list>
            <text:list-item>
              <text:p text:style-name="P110">Reproduction <text:span text:style-name="T38">(global)</text:span></text:p>
            </text:list-item>
            <text:list-item>
              <text:p text:style-name="P115">Mobility (<text:span text:style-name="T39">àrea</text:span>)</text:p>
            </text:list-item>
          </text:list>
          <text:p text:style-name="P83"/>
        </text:list-item>
        <text:list-item>
          <text:p text:style-name="P84">Goals:</text:p>
          <text:list>
            <text:list-item>
              <text:p text:style-name="P110">Per eliminar la població:</text:p>
            </text:list-item>
          </text:list>
        </text:list-item>
      </text:list>
      <text:h text:style-name="Heading_20_5" text:outline-level="5">Population (a 0)</text:h>
      <text:list xml:id="list164527041742147" text:continue-numbering="true" text:style-name="L59">
        <text:list-item>
          <text:list>
            <text:list-item>
              <text:p text:style-name="P110">Per salvar la població:</text:p>
            </text:list-item>
          </text:list>
        </text:list-item>
      </text:list>
      <text:list xml:id="list9013547178687834682" text:style-name="L60">
        <text:list-item>
          <text:p text:style-name="P111">Dispersal</text:p>
        </text:list-item>
        <text:list-item>
          <text:p text:style-name="P112">Population</text:p>
        </text:list-item>
      </text:list>
      <text:list xml:id="list164526390798848" text:continue-list="list164527041742147" text:style-name="L59">
        <text:list-header>
          <text:p text:style-name="P83"/>
        </text:list-header>
        <text:list-item>
          <text:p text:style-name="P83">Achievements: →<text:span text:style-name="T42"> la vida se abre camino</text:span></text:p>
        </text:list-item>
      </text:list>
      <text:list xml:id="list998151546951883715" text:style-name="L61">
        <text:list-item>
          <text:p text:style-name="P85"><text:span text:style-name="T18">Humans go home!</text:span> : Success -&gt; Dibuix</text:p>
        </text:list-item>
        <text:list-item>
          <text:p text:style-name="P85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5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64525775027794" text:continue-list="list164526390798848" text:style-name="L59">
        <text:list-header>
          <text:p text:style-name="P83"/>
        </text:list-header>
        <text:list-item>
          <text:p text:style-name="P83">Story:</text:p>
          <text:list>
            <text:list-item>
              <text:p text:style-name="P83">Dibu: Fi del culte als Guies, destrucció dels símbols mentre la nau marxa</text:p>
            </text:list-item>
            <text:list-item>
              <text:p text:style-name="P83">Contingut: </text:p>
            </text:list-item>
            <text:list-item>
              <text:p text:style-name="P83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0T16:45:25.431810535</dc:date>
    <dc:creator>Xavier Rubio-Campillo</dc:creator>
    <meta:editing-duration>P1DT8H25M19S</meta:editing-duration>
    <meta:editing-cycles>86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8" meta:word-count="1775" meta:character-count="8920" meta:non-whitespace-character-count="7998"/>
  </office:meta>
</office:document-meta>
</file>